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2294f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2294f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2294f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2294f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دُّخَان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حۭمِٓؐ وَالْكِتَـٰبِ </text:span><text:span text:style-name="T5">۱</text:span><text:span text:style-name="T2">لْمُبِينِ </text:span><text:span text:style-name="T3">(1)</text:span><text:span text:style-name="T2"> إِنَّـآ أَنزَلْنَـٰهُ فِى لَيْلَةٍ مُّبَـٰرَكَةٖ اِنَّا كُنَّا مُنذِرۣينَؐ </text:span><text:span text:style-name="T3">(2)</text:span><text:span text:style-name="T2"> فِيهَا يُفْرَقُ كُلُّ أَمْر۫ حَكِيمٖ </text:span><text:span text:style-name="T3">(3)</text:span><text:span text:style-name="T2"> اَمْراً مِّنْ عِندِنَآؐ إِنَّا كُنَّا مُرْسِلِينَ </text:span><text:span text:style-name="T3">(4)</text:span><text:span text:style-name="T2"> رَحْمَةً مِّن رَّبِّــكَؐ إِنَّهُ„ هُوَ </text:span><text:span text:style-name="T5">۰</text:span><text:span text:style-name="T2">لسَّمِيعُ </text:span><text:span text:style-name="T5">۴</text:span><text:span text:style-name="T2">لْعَلِيمُؐ </text:span><text:span text:style-name="T3">(5)</text:span><text:span text:style-name="T2"> رَبُّ </text:span><text:span text:style-name="T5">۴</text:span><text:span text:style-name="T2">لسَّمَـٰوَ؛تِ وَالاَرْضِ وَمَا بَيْنَهُمَآ إِننن كُنتُم مُّوقِنِينَؐ </text:span><text:span text:style-name="T3">(6)</text:span><text:span text:style-name="T2"> لآَ إِچَهَ إِلاَّ هُوَؐ</text:span></text:p>
      <text:p text:style-name="P3" loext:marker-style-name="T2"/>
      <text:p text:style-name="P4" loext:marker-style-name="T2"><text:span text:style-name="T2">511</text:span></text:p>
      <text:p text:style-name="P2" loext:marker-style-name="T2"><text:span text:style-name="T2">يُحْىِ” وَيُمِيتُؐ رَبُّكُمْ وَرَبُّ ءَابَآئِكُمُ </text:span><text:span text:style-name="T5">۴</text:span><text:span text:style-name="T2">لاَوَّلِينَؐ </text:span><text:span text:style-name="T3">(7)</text:span><text:span text:style-name="T2"> بَلْ هُمْ فِى شَــكٍّ يَلْعَبُونَؐ </text:span><text:span text:style-name="T3">(8)</text:span><text:span text:style-name="T2"> فَارْتَقِبْ يَوْمَ تَاتِى </text:span><text:span text:style-name="T5">۱</text:span><text:span text:style-name="T2">لسَّمَآءُ بِدُخَانٍ مُّبِينٍ </text:span><text:span text:style-name="T3">(9)</text:span><text:span text:style-name="T2"> يَغْشَــي </text:span><text:span text:style-name="T5">۰</text:span><text:span text:style-name="T2">لنَّاسسسَؐ هَـٰذَا عَذَاب٘ اَلِيمٌؐ </text:span><text:span text:style-name="T3">(10)</text:span><text:span text:style-name="T2"> رَّبَّنَا "كْشِفْ عَنَّا </text:span><text:span text:style-name="T5">۰</text:span><text:span text:style-name="T2">لْعَذَابَ إِنَّا مُومِنُونَؐ </text:span><text:span text:style-name="T3">(11)</text:span><text:span text:style-name="T2"> أَنّۭــيٰ لَهُمُ </text:span><text:span text:style-name="T5">۴</text:span><text:span text:style-name="T2">لذِّكْرۭيٰ وَقَدْ جَآءَهُمْ رَسُولٌ مُّبِينٌ </text:span><text:span text:style-name="T3">(12)</text:span><text:span text:style-name="T2"> ثُمَّ تَوَلَّوْاْ عَنْهُ وَقَالُواْ مُعَلَّمٌ مَّجْنُون٘ؐ </text:span><text:span text:style-name="T3">(13)</text:span><text:span text:style-name="T2"> اِنَّا كَاشِفُواْ </text:span><text:span text:style-name="T5">۴</text:span><text:span text:style-name="T2">لْعَذَابِ قَلِيلٗؐا اِنَّكُمْ عَآئِدُونَؐ </text:span><text:span text:style-name="T3">(14)</text:span><text:span text:style-name="T2"> يَوْمَ نَبْطِشُ </text:span><text:span text:style-name="T5">۴</text:span><text:span text:style-name="T2">لْبَطْشَةَ </text:span><text:span text:style-name="T5">۰</text:span><text:span text:style-name="T2">لْكُبْرۭيٰٓؐ إِنَّا مُنتَقِمُونَؐ </text:span><text:span text:style-name="T3">(15)</text:span><text:span text:style-name="T2"> وَلَقَدْ فَتَنَّا قَبْلَهُمْ قَوْمَ فِرْعَوْنَ وَجَآءَهُمْ رَسُولٌ كَرۣيم٘ </text:span><text:span text:style-name="T3">(16)</text:span><text:span text:style-name="T2"> اَنَ اَدُّوٓاْ إِلَيَّ عِبَادَ </text:span><text:span text:style-name="T5">۰</text:span><text:span text:style-name="T2">للَّهِ إِنِّى لَكُمْ رَسُول٘ اَمِينٌ </text:span><text:span text:style-name="T3">(17)</text:span><text:span text:style-name="T2"> وَأَن لاَّ تَعْلُواْ عَلَــي </text:span><text:span text:style-name="T5">۰</text:span><text:span text:style-name="T2">للَّهِ إِنِّــيَ ءَاتِيكُم بِسُلْطَـٰنٍ مُّبِينٍ </text:span><text:span text:style-name="T3">(18)</text:span><text:span text:style-name="T2"> وَإِنِّى عُذْتُ بِرَبِّى وَرَبِّكُمُ; أَن تَرْجُمُونِ” </text:span><text:span text:style-name="T3">(19)</text:span><text:span text:style-name="T2"> وَإِن لَّمْ تُومِنُواْ لِـيَ فَاعْتَزۣلُونِؐ” </text:span><text:span text:style-name="T3">(20)</text:span><text:span text:style-name="T2"> فَدَعَا رَبَّهُ; أَنَّ هَـٰٓؤُلآَءِ قَوْمٌ مُّجْرۣمُونَؐ </text:span><text:span text:style-name="T3">(21)</text:span><text:span text:style-name="T2"> فَاسْرۣ بِعِبَادِى لَيْلٗا اِنَّكُم مُّتَّبَعُونَ </text:span><text:span text:style-name="T3">(22)</text:span><text:span text:style-name="T2"> وَاتْرُكككِ </text:span><text:span text:style-name="T5">۱</text:span><text:span text:style-name="T2">ڤْبَحْرَ رَهْواٗؐ اِنَّهُمْ جُندٌ مُّغْرَقُونَؐ </text:span><text:span text:style-name="T3">(23)</text:span><text:span text:style-name="T2"> ¥ كَمْ تَرَكُواْ مِن جَنَّـٰتٍ وَعُيُونٍ </text:span><text:span text:style-name="T3">(24)</text:span><text:span text:style-name="T2"> وَزُرُوعٍ وَمَقَامٍ كَرۣيمٍ </text:span><text:span text:style-name="T3">(25)</text:span><text:span text:style-name="T2"> وَنَعْمَةٍ كَانُواْ فِيهَا</text:span></text:p>
      <text:p text:style-name="P3" loext:marker-style-name="T2"/>
      <text:p text:style-name="P4" loext:marker-style-name="T2"><text:span text:style-name="T2">512</text:span></text:p>
      <text:p text:style-name="P2" loext:marker-style-name="T2"><text:span text:style-name="T2">فَـٰكِهِينَؐ </text:span><text:span text:style-name="T3">(26)</text:span><text:span text:style-name="T2"> كَذَ؛لِكَؐ وَأَوْرَثْنَـٰهَا قَوْماٗ —اخَرۣينَؐ </text:span><text:span text:style-name="T3">(27)</text:span><text:span text:style-name="T2"> فَمَا بَكَتْ عَلَيْهِمُ </text:span><text:span text:style-name="T5">۴</text:span><text:span text:style-name="T2">لسَّمَآءُ وَالاَرْضُ وَمَا كَانُواْ مُنظَرۣينَؐ </text:span><text:span text:style-name="T3">(28)</text:span><text:span text:style-name="T2"> وَلَقَدْ نَجَّيْنَا بَنِىٓ إِسْرَآءِيلَ مِنَ </text:span><text:span text:style-name="T5">۰</text:span><text:span text:style-name="T2">لْعَذَابِ </text:span><text:span text:style-name="T5">۱</text:span><text:span text:style-name="T2">لْمُهِينِ </text:span><text:span text:style-name="T3">(29)</text:span><text:span text:style-name="T2"> مِن فِرْعَوْنَؐ إِنَّهُ„ كَانَ عَالِياً مِّــنَ </text:span><text:span text:style-name="T5">۰</text:span><text:span text:style-name="T2">لْمُسْرۣفِينَؐ </text:span><text:span text:style-name="T3">(30)</text:span><text:span text:style-name="T2"> وَلَقَدِ 'خْتَرْنَـٰهُمْ عَلَيٰ عِلْمٖ عَلَــي </text:span><text:span text:style-name="T5">۰</text:span><text:span text:style-name="T2">لْعَـٰلَمِينَ </text:span><text:span text:style-name="T3">(31)</text:span><text:span text:style-name="T2"> وَءَاتَيْنَـٰهُم مِّــنَ </text:span><text:span text:style-name="T5">۰</text:span><text:span text:style-name="T2">لاَيَـٰتِ مَا فِيهِ ﺑَـ£ـؤٌاْ مُّبِين٘ؐ </text:span><text:span text:style-name="T3">(32)</text:span><text:span text:style-name="T2"> اِنَّ هَـٰٓؤُلآَءِ لَيَقُولُونَ إِنْ هِيَ إِلاَّ مَوْتَتُنَا </text:span><text:span text:style-name="T5">۰</text:span><text:span text:style-name="T2">لاُولۭيٰ وَمَا نَحْنُ بِمُنشَرۣينَ </text:span><text:span text:style-name="T3">(33)</text:span><text:span text:style-name="T2"> فَاتُواْ بِـَٔابَآئِنَآ إِن كُنتُمْ صَـٰدِقِينَؐ </text:span><text:span text:style-name="T3">(34)</text:span><text:span text:style-name="T2"> أَهُمْ خَيْر٘ اَمْ قَوْمُ تُبَّعٍؐ وَالذِينَ مِن قَبْلِهِمُ; أَهْلَكْنَـٰهُمُؐ; إِنَّهُمْ كَانُواْ مُجْرۣمِينَؐ </text:span><text:span text:style-name="T3">(35)</text:span><text:span text:style-name="T2"> وَمَا خَلَقْنَا </text:span><text:span text:style-name="T5">۰</text:span><text:span text:style-name="T2">لسَّمَـٰوَ؛تِ وَالاَرْضَ وَمَا بَيْنَهُمَا چَعِبِينَؐ </text:span><text:span text:style-name="T3">(36)</text:span><text:span text:style-name="T2"> مَا خَلَقْنَـٰهُمَآ إِلاَّ بِالْحَقﱢّؐ وَچَكِــنَّ أَكْثَرَهُمْ لاَ يَعْلَمُونَؐ </text:span><text:span text:style-name="T3">(37)</text:span><text:span text:style-name="T2"> إِنَّ يَوْمَ </text:span><text:span text:style-name="T5">۰</text:span><text:span text:style-name="T2">لْفَصْلِ مِيقَـٰتُهُمُ; أَجْمَعِينَ </text:span><text:span text:style-name="T3">(38)</text:span><text:span text:style-name="T2"> يَوْمَ لاَ يُغْنِى مَوْلــيٗ عَن مَّوْلــيً شَيْـٔاً وَلاَ هُمْ يُنصَرُونَ </text:span><text:span text:style-name="T3">(39)</text:span><text:span text:style-name="T2"> إِلاَّ مَن رَّحِمَ </text:span><text:span text:style-name="T5">۰</text:span><text:span text:style-name="T2">للَّهُؐ إِنَّهُ„ هُوَ </text:span><text:span text:style-name="T5">۰</text:span><text:span text:style-name="T2">لْعَزۣيزُ </text:span><text:span text:style-name="T5">۴</text:span><text:span text:style-name="T2">لرَّحِيمُؐ </text:span><text:span text:style-name="T3">(40)</text:span><text:span text:style-name="T2"> إِنَّ شَجَرَتَ </text:span><text:span text:style-name="T5">۰</text:span><text:span text:style-name="T2">لزَّقُّومِ طَعَامُ </text:span><text:span text:style-name="T5">۴</text:span><text:span text:style-name="T2">لاَثِيمِ </text:span><text:span text:style-name="T3">(41)</text:span><text:span text:style-name="T2"> كَالْمُهْلِ تَغْلِى فِى </text:span><text:span text:style-name="T5">۱</text:span><text:span text:style-name="T2">لْبُطُونِ </text:span><text:span text:style-name="T3">(42)</text:span><text:span text:style-name="T2"> كَغَلْـيِ </text:span><text:span text:style-name="T5">۱</text:span><text:span text:style-name="T2">لْحَمِيمِؐ </text:span><text:span text:style-name="T3">(43)</text:span><text:span text:style-name="T2"> خُذُوهُ فَاعْتُلُوهُ</text:span></text:p>
      <text:p text:style-name="P3" loext:marker-style-name="T2"/>
      <text:p text:style-name="P4" loext:marker-style-name="T2"><text:span text:style-name="T2">51</text:span></text:p>
      <text:p text:style-name="P2" loext:marker-style-name="T2"><text:span text:style-name="T2">إِلَيٰ سَوَآءِ </text:span><text:span text:style-name="T5">۱</text:span><text:span text:style-name="T2">لْجَحِيمِ </text:span><text:span text:style-name="T3">(44)</text:span><text:span text:style-name="T2"> ثُمَّ صُبُّواْ فَوْقَ رَأْسِهِ” مِنْ عَذَابِ </text:span><text:span text:style-name="T5">۱</text:span><text:span text:style-name="T2">لْحَمِيمِ </text:span><text:span text:style-name="T3">(45)</text:span><text:span text:style-name="T2"> ذُقِؐ اِنَّــكَ أَنتَ </text:span><text:span text:style-name="T5">۰</text:span><text:span text:style-name="T2">لْعَزۣيزُ </text:span><text:span text:style-name="T5">۴</text:span><text:span text:style-name="T2">لْكَرۣيمُؐ </text:span><text:span text:style-name="T3">(46)</text:span><text:span text:style-name="T2"> إِنننَّ هَـٰذَا مَا كُنتُم بِهِ” تَمْتَرُونَؐ </text:span><text:span text:style-name="T3">(47)</text:span><text:span text:style-name="T2"> إِنَّ </text:span><text:span text:style-name="T5">۰</text:span><text:span text:style-name="T2">لْمُتَّقِينَ فِى مُقَامٖ اَمِينٍ </text:span><text:span text:style-name="T3">(48)</text:span><text:span text:style-name="T2"> فِى جَنَّـٰتٍ وَعُيُونٍ </text:span><text:span text:style-name="T3">(49)</text:span><text:span text:style-name="T2"> يَلْبَسُونَ مِــن سُندُسٍ وَإِسْتَبْرَقٍ مُّتَقَـٰبِلِينَؐ </text:span><text:span text:style-name="T3">(50)</text:span><text:span text:style-name="T2"> كَذَ؛لِــكَؐ وَزَوَّجْنَـٰهُم بِحُور۫ عِينٍؐ </text:span><text:span text:style-name="T3">(51)</text:span><text:span text:style-name="T2"> يَدْعُونَ فِيهَا بِكُلِّ فَـٰكِهَةٖ —امِنِينَؐ </text:span><text:span text:style-name="T3">(52)</text:span><text:span text:style-name="T2"> لاَ يَذُوقُونَ فِيهَا </text:span><text:span text:style-name="T5">۰</text:span><text:span text:style-name="T2">لْمَوْتَؐ إِلاَّ </text:span><text:span text:style-name="T5">۰</text:span><text:span text:style-name="T2">لْمَوْتَةَ </text:span><text:span text:style-name="T5">۰</text:span><text:span text:style-name="T2">لاُولۭيٰؐ وَوَقۭيٰهُمْ عَذَابَ </text:span><text:span text:style-name="T5">۰</text:span><text:span text:style-name="T2">لْجَحِيمِ </text:span><text:span text:style-name="T3">(53)</text:span><text:span text:style-name="T2"> فَضْلًا مِّن رَّبِّــكَؐ ذَ؛لِــكَ هُوَ </text:span><text:span text:style-name="T5">۰</text:span><text:span text:style-name="T2">لْفَوْزُ </text:span><text:span text:style-name="T5">۴</text:span><text:span text:style-name="T2">لْعَظِيمُؐ </text:span><text:span text:style-name="T3">(54)</text:span><text:span text:style-name="T2"> فَإِنَّمَا يَسَّرْنَـٰهُ بِلِسَانِــكَ لَعَلَّهُمْ يَتَذَكَّرُونَؐ </text:span><text:span text:style-name="T3">(55)</text:span><text:span text:style-name="T2"> فَارْتَقِبِؐ اِنَّهُم مُّرْتَقِبُونَ </text:span><text:span text:style-name="T3">(56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7:29.916466417</meta:creation-date>
    <dc:date>2025-03-03T14:07:41.905326036</dc:date>
    <meta:editing-duration>PT14S</meta:editing-duration>
    <meta:editing-cycles>1</meta:editing-cycles>
    <meta:document-statistic meta:table-count="0" meta:image-count="0" meta:object-count="0" meta:page-count="4" meta:paragraph-count="8" meta:word-count="412" meta:character-count="2210" meta:non-whitespace-character-count="1805"/>
    <meta:generator>LibreOffice/24.8.2.1$Linux_X86_64 LibreOffice_project/0f794b6e29741098670a3b95d60478a65d05ef13</meta:generator>
  </office:meta>
</office:document-meta>
</file>